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2a2" officeooo:paragraph-rsid="0001a2a2"/>
    </style:style>
    <style:style style:name="P2" style:family="paragraph" style:parent-style-name="Standard">
      <style:text-properties fo:font-size="32pt" officeooo:rsid="0001a2a2" officeooo:paragraph-rsid="0001a2a2" style:font-size-asian="32pt" style:font-size-complex="32pt"/>
    </style:style>
    <style:style style:name="P3" style:family="paragraph" style:parent-style-name="Standard">
      <style:text-properties officeooo:rsid="00353c38" officeooo:paragraph-rsid="0001a2a2"/>
    </style:style>
    <style:style style:name="P4" style:family="paragraph" style:parent-style-name="Standard">
      <style:text-properties officeooo:rsid="0350a9f0" officeooo:paragraph-rsid="0350a9f0"/>
    </style:style>
    <style:style style:name="P5" style:family="paragraph" style:parent-style-name="Standard">
      <style:text-properties officeooo:rsid="035253a8" officeooo:paragraph-rsid="035253a8"/>
    </style:style>
    <style:style style:name="P6" style:family="paragraph" style:parent-style-name="Standard">
      <style:text-properties officeooo:rsid="0354aaa9" officeooo:paragraph-rsid="0354aaa9"/>
    </style:style>
    <style:style style:name="P7" style:family="paragraph" style:parent-style-name="Standard">
      <style:text-properties officeooo:rsid="0354fba5" officeooo:paragraph-rsid="0354fba5"/>
    </style:style>
    <style:style style:name="P8" style:family="paragraph" style:parent-style-name="Standard">
      <style:text-properties fo:font-style="normal" officeooo:rsid="0354fba5" officeooo:paragraph-rsid="0354fba5" style:font-style-asian="normal" style:font-style-complex="normal"/>
    </style:style>
    <style:style style:name="T1" style:family="text">
      <style:text-properties officeooo:rsid="0001dcfd"/>
    </style:style>
    <style:style style:name="T2" style:family="text">
      <style:text-properties officeooo:rsid="034ee007"/>
    </style:style>
    <style:style style:name="T3" style:family="text">
      <style:text-properties officeooo:rsid="035253a8"/>
    </style:style>
    <style:style style:name="T4" style:family="text">
      <style:text-properties officeooo:rsid="03535b2b"/>
    </style:style>
    <style:style style:name="T5" style:family="text">
      <style:text-properties officeooo:rsid="0354aaa9"/>
    </style:style>
    <style:style style:name="T6" style:family="text">
      <style:text-properties officeooo:rsid="0354fba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3560f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pectful rspec</text:p>
      <text:p text:style-name="P1"/>
      <text:p text:style-name="P1">History</text:p>
      <text:p text:style-name="P1"><text:tab/>SUnit: Kent Beck, 19<text:span text:style-name="T2">89, not really a library</text:span></text:p>
      <text:p text:style-name="P1"><text:tab/>JUnit: <text:span text:style-name="T1">Kent Beck, Erich Gamma, 1997</text:span></text:p>
      <text:p text:style-name="P1"><text:tab/><text:span text:style-name="T1">rspec: Steven Baker et al., 2007</text:span></text:p>
      <text:p text:style-name="P3"/>
      <text:p text:style-name="P4">Imitators</text:p>
      <text:p text:style-name="P4"><text:tab/>JUnit</text:p>
      <text:p text:style-name="P4"><text:tab/>rspec</text:p>
      <text:p text:style-name="P4"/>
      <text:p text:style-name="P4">Classic xUnit problems</text:p>
      <text:p text:style-name="P4"><text:tab/>Ugly method names</text:p>
      <text:p text:style-name="P4"><text:tab/><text:tab/>Capitalization isn’t free</text:p>
      <text:p text:style-name="P4"><text:tab/><text:tab/>No punctuation</text:p>
      <text:p text:style-name="P4"><text:tab/><text:tab/>Frequently ignored, quickly obsolete</text:p>
      <text:p text:style-name="P4"><text:tab/>Non-outboardable setup</text:p>
      <text:p text:style-name="P4"><text:tab/><text:tab/><text:span text:style-name="T3">@Before helps but doesn’t solve</text:span></text:p>
      <text:p text:style-name="P4"><text:tab/><text:tab/><text:span text:style-name="T5">Means less likely to have isolated asserts</text:span></text:p>
      <text:p text:style-name="P4"/>
      <text:p text:style-name="P5">rspec solutions</text:p>
      <text:p text:style-name="P5"><text:tab/>Methods called, not written</text:p>
      <text:p text:style-name="P5"><text:tab/>Labels are strings, not method names</text:p>
      <text:p text:style-name="P5"><text:tab/><text:span text:style-name="T4">Setup “outboarding” is automatic</text:span></text:p>
      <text:p text:style-name="P5"><text:tab/><text:span text:style-name="T6">Isolated asserts are easy</text:span></text:p>
      <text:p text:style-name="P5"/>
      <text:p text:style-name="P6">rspec: The Rules</text:p>
      <text:p text:style-name="P6"/>
      <text:p text:style-name="P6"><text:soft-page-break/></text:p>
      <text:p text:style-name="P7">rspec Tree: how it works</text:p>
      <text:p text:style-name="P7"/>
      <text:p text:style-name="P7">Comparison</text:p>
      <text:p text:style-name="P7"><text:tab/>JUnit: Pinnacle of its paradigm</text:p>
      <text:p text:style-name="P7"><text:tab/>rspec: new paradigm</text:p>
      <text:p text:style-name="P7"/>
      <text:p text:style-name="P7">Cons <text:span text:style-name="T9">(need slides)</text:span></text:p>
      <text:p text:style-name="P7"><text:tab/>Must maintain section names</text:p>
      <text:p text:style-name="P7"><text:tab/>More verbose <text:span text:style-name="T7">for simple tests</text:span></text:p>
      <text:p text:style-name="P8"><text:tab/>beforeEach required in many cases</text:p>
      <text:p text:style-name="P8"/>
      <text:p text:style-name="P8">xUnit standard form</text:p>
      <text:p text:style-name="P8"><text:tab/>Bad</text:p>
      <text:p text:style-name="P8"><text:tab/>Good</text:p>
      <text:p text:style-name="P8"><text:tab/>Remember?</text:p>
      <text:p text:style-name="P8"/>
      <text:p text:style-name="P8">rspec standard form</text:p>
      <text:p text:style-name="P7"><text:span text:style-name="T8"><text:tab/></text:span><text:span text:style-name="T7">Not this!</text:span><text:span text:style-name="T8"> <text:s/>That’s just JUnit in rspec. Easy but bad.</text:span></text:p>
      <text:p text:style-name="P8"><text:tab/>Not this either. Tempting, but wrong.</text:p>
      <text:p text:style-name="P8"><text:tab/><text:tab/>Need another assert: must duplicate act.</text:p>
      <text:p text:style-name="P8"><text:tab/><text:tab/>Instead, put act in describe.</text:p>
      <text:p text:style-name="P8"/>
      <text:p text:style-name="P8">One more trick: assertion methods.</text:p>
      <text:p text:style-name="P8"><text:tab/>JUnit: possible</text:p>
      <text:p text:style-name="P8"><text:tab/>rspec: beautiful</text:p>
      <text:p text:style-name="P8"/>
      <text:p text:style-name="P8">Summary: maintain, beforeEach, it for assertions <text:span text:style-name="T9">(need slid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Bold" style:font-pitch="variable" fo:font-size="20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2:08:55.957928595</meta:creation-date>
    <dc:date>2017-05-21T21:00:16.526075509</dc:date>
    <meta:editing-duration>PT21H3M3S</meta:editing-duration>
    <meta:editing-cycles>7</meta:editing-cycles>
    <meta:generator>LibreOffice/5.1.6.2$Linux_X86_64 LibreOffice_project/10m0$Build-2</meta:generator>
    <meta:print-date>2017-05-17T06:51:21.082742601</meta:print-date>
    <meta:document-statistic meta:table-count="0" meta:image-count="0" meta:object-count="0" meta:page-count="2" meta:paragraph-count="43" meta:word-count="162" meta:character-count="1079" meta:non-whitespace-character-count="922"/>
  </office:meta>
</office:document-meta>
</file>